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  <table:table-cell office:value-type="string" calcext:value-type="string">
            <text:p>mentions minus top 1000 english words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style-name="ce1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eigni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p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vaf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ltk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j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amar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zill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an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efac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eenc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cpa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us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ki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nentspa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char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alo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ub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rono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schoo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d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ciph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rri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fai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km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sca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ra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celerat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j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ueryui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-testi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r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inghorr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ldc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t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sour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for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sha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pb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dom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yeclip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ma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gl-tutori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la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-proje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r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scalabilit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jtwi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el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tess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th-w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scriptmv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dnsse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n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mv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v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elonsoftwa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linu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0pfs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eintopyth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sofind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us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ej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b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u-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p-netli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servers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es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netopenau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getproc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co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edsa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xrublear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mu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eriod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ne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le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ish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framewo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oftpd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linux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kero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hudakat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ingcloj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lis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usa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e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roop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opherir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top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linu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andalj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trine-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-o-ma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eragro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aratus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har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mw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th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tonwork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velog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insp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ogen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ggyw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w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ju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sh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script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ing-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zy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ajoomlawebs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anni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retge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-distribu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rinor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co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gol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t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shelf-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ram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g-newslet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nk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u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iam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ile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axprojec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buttonspress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wenderli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nelem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ax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ss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smetwirel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mer-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x-kl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con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domv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neti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ingw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ilez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gh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nfru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lyw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loj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oquentjavascri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teap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hr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vers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pap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eloperfus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4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d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n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ykawasak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i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iff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yo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beg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asup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al-technolo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po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eintohtml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ast-fing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agobo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programm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hos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kg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d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wor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d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eso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pla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cy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greenprojec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inel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me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w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gp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ango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dcha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ts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co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s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onic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ntil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g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devblogad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erstopbuil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dsh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tcaf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ntocommer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verpublica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softwa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t-proj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-lab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ftw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nco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ha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ont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lang-w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odw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too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d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nerdra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qpa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co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codethehardw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netc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blog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li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madeeas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a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shingmagaz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c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kor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hayd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ybir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comproduc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ingwi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pa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l-arch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ingpyth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ha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dotn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helsink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ldesignpatter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wjob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-med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f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tr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ob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lbuz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ha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ind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ca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tlaterl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rsonhighe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tcallmebr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lstutor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walk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s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-statist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endsof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terpre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em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D40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18T12:09:37.413850363</dc:date>
    <dc:creator>Caroline </dc:creator>
    <meta:editing-duration>P0D</meta:editing-duration>
    <meta:editing-cycles>1</meta:editing-cycles>
    <meta:document-statistic meta:table-count="1" meta:cell-count="1596" meta:object-count="0"/>
  </office:meta>
</office:document-meta>
</file>